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0000003845DC1D7AF281A03F4.png" manifest:media-type="image/png"/>
  <manifest:file-entry manifest:full-path="Pictures/10000201000002BD000002ABF1C2D3B886AF71A9.png" manifest:media-type="image/png"/>
  <manifest:file-entry manifest:full-path="Pictures/10000201000002BB0000022AFBC394BA7FC9BF60.png" manifest:media-type="image/png"/>
  <manifest:file-entry manifest:full-path="Pictures/10000201000002C1000002AA47852B75A62E0FC3.png" manifest:media-type="image/png"/>
  <manifest:file-entry manifest:full-path="Pictures/10000201000002BD000002A5033EDE11051434BB.png" manifest:media-type="image/png"/>
  <manifest:file-entry manifest:full-path="Pictures/10000201000002BF000002A64F50E65C0C471756.png" manifest:media-type="image/png"/>
  <manifest:file-entry manifest:full-path="Pictures/10000201000005A00000038497CA776FAC7970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111in, 0.87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0811in, 2.795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2.700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1165in, 2.720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4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4.328in" draw:z-index="0"><draw:image xlink:href="Pictures/10000201000005A0000003845DC1D7AF281A03F4.png" xlink:type="simple" xlink:show="embed" xlink:actuate="onLoad" loext:mime-type="image/png"/></draw:frame><text:soft-page-break/><draw:frame draw:style-name="fr2" draw:name="Image3" text:anchor-type="as-char" svg:width="6.4008in" svg:height="5.5535in" draw:z-index="1"><draw:image xlink:href="Pictures/10000201000002BD000002ABF1C2D3B886AF71A9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3" draw:name="Picture 6" text:anchor-type="as-char" svg:width="6.5118in" svg:height="3.8146in" draw:z-index="2"><draw:image xlink:href="Pictures/10000201000002C1000002AA47852B75A62E0FC3.png" xlink:type="simple" xlink:show="embed" xlink:actuate="onLoad" loext:mime-type="image/png"/></draw:frame></text:p>
      <text:p text:style-name="Standard"><draw:frame draw:style-name="fr4" draw:name="Picture 7" text:anchor-type="as-char" svg:width="6.5in" svg:height="3.8736in" draw:z-index="3"><draw:image xlink:href="Pictures/10000201000002BD000002A5033EDE11051434B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5" draw:name="Picture 8" text:anchor-type="as-char" svg:width="6.3965in" svg:height="3.8543in" draw:z-index="4"><draw:image xlink:href="Pictures/10000201000002BF000002A64F50E65C0C471756.png" xlink:type="simple" xlink:show="embed" xlink:actuate="onLoad" loext:mime-type="image/png"/></draw:frame></text:p>
      <text:p text:style-name="Standard"><draw:frame draw:style-name="fr6" draw:name="Picture 9" text:anchor-type="as-char" svg:width="6.5in" svg:height="3.9in" draw:z-index="5"><draw:image xlink:href="Pictures/10000201000002BB0000022AFBC394BA7FC9BF60.png" xlink:type="simple" xlink:show="embed" xlink:actuate="onLoad" loext:mime-type="image/png"/></draw:frame></text:p>
      <text:p text:style-name="Standard"/>
      <text:p text:style-name="Standard"><draw:frame draw:style-name="fr7" draw:name="Image2" text:anchor-type="paragraph" svg:width="6.9252in" svg:height="4.328in" draw:z-index="6"><draw:image xlink:href="Pictures/10000201000005A00000038497CA776FAC79701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1T18:01:49.070000000</meta:creation-date>
    <dc:date>2023-02-21T19:32:36.599000000</dc:date>
    <meta:editing-duration>PT5M36S</meta:editing-duration>
    <meta:editing-cycles>1</meta:editing-cycles>
    <meta:document-statistic meta:table-count="0" meta:image-count="7" meta:object-count="0" meta:page-count="5" meta:paragraph-count="5" meta:word-count="0" meta:character-count="0" meta:non-whitespace-character-count="0"/>
    <meta:generator>LibreOffice/6.2.5.2$Windows_X86_64 LibreOffice_project/1ec314fa52f458adc18c4f025c545a4e8b22c159</meta:generator>
  </office:meta>
</office:document-meta>
</file>